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27"/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29"/>
    <style:style style:name="ce6" style:family="table-cell" style:parent-style-name="Default" style:data-style-name="N129">
      <style:map style:condition="cell-content()&gt;[.$F$2]" style:apply-style-name="Bad" style:base-cell-address="MP6004.F5"/>
    </style:style>
    <style:style style:name="ce7" style:family="table-cell" style:parent-style-name="Default" style:data-style-name="N108">
      <style:map style:condition="cell-content()&lt;0.000003" style:apply-style-name="Bad" style:base-cell-address="MP6004.F8"/>
    </style:style>
    <style:style style:name="ce8" style:family="table-cell" style:parent-style-name="Default" style:data-style-name="N108">
      <style:map style:condition="cell-content()&gt;200000" style:apply-style-name="Bad" style:base-cell-address="MP6004.F11"/>
    </style:style>
    <style:style style:name="ce9" style:family="table-cell" style:parent-style-name="Default" style:data-style-name="N2">
      <style:text-properties style:use-window-font-color="true"/>
    </style:style>
    <style:style style:name="ce10" style:family="table-cell" style:parent-style-name="Default">
      <style:map style:condition="cell-content()&gt;[.$F$18]" style:apply-style-name="Bad" style:base-cell-address="MP6004.F18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P6004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MP6004 method</text:p>
          </table:table-cell>
          <table:covered-table-cell table:style-name="Default"/>
          <table:table-cell table:number-columns-repeated="3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_pk_max</text:p>
          </table:table-cell>
          <table:table-cell table:style-name="ce5" table:formula="of:=2700/[.B17]/1.01" office:value-type="float" office:value="2.67326732673267" calcext:value-type="float">
            <text:p>2.673E+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max</text:p>
          </table:table-cell>
          <table:table-cell table:style-name="ce11" table:formula="of:=([.F3]+[.B5])*[.B12]/(([.F3]+[.B5])*[.B12]+[.B3])" office:value-type="percentage" office:value="0.442584226488542" calcext:value-type="percentage">
            <text:p>44.26%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out_min</text:p>
          </table:table-cell>
          <table:table-cell table:formula="of:=1.99*([.B21]+[.B20])/[.B21]*[.B13]/[.B14]-[.B5]" office:value-type="float" office:value="5.63108870967742" calcext:value-type="float">
            <text:p>5.63E+00</text:p>
          </table:table-cell>
          <table:table-cell table:number-columns-repeated="3"/>
          <table:table-cell office:value-type="string" calcext:value-type="string">
            <text:p>Isec rms max</text:p>
          </table:table-cell>
          <table:table-cell table:style-name="ce3" table:formula="of:=[.F5]*[.B12]*SQRT((1-[.K2])/3)" office:value-type="float" office:value="6.06755655647261" calcext:value-type="float">
            <text:p>6.07E+00</text:p>
          </table:table-cell>
        </table:table-row>
        <table:table-row table:style-name="ro1">
          <table:table-cell office:value-type="string" calcext:value-type="string">
            <text:p>Vout_targ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out2</text:p>
          </table:table-cell>
          <table:table-cell table:formula="of:=2*([.F3]+[.B5])-[.B5]" office:value-type="float" office:value="11.9621774193548" calcext:value-type="float">
            <text:p>11.96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d_max (measured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lim</text:p>
          </table:table-cell>
          <table:table-cell table:style-name="ce6" table:formula="of:=100/([.B23]/1000)+[.B2]*0.18/([.B15]*1000000)" office:value-type="float" office:value="2.64093446601942" calcext:value-type="float">
            <text:p>2.641E+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te : un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_min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cc</text:p>
          </table:table-cell>
          <table:table-cell table:formula="of:=[.B14]/[.B13]*([.F3]+[.B5])-[.B6]" office:value-type="float" office:value="12.5121774193548" calcext:value-type="float">
            <text:p>12.51E+0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LX 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on</text:p>
          </table:table-cell>
          <table:table-cell table:formula="of:=[.F5]*[.B15]/[.B3]" office:value-type="float" office:value="0.00000298270245573958" calcext:value-type="float">
            <text:p>2.98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so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Ohms</text:p>
          </table:table-cell>
          <table:table-cell/>
          <table:table-cell office:value-type="string" calcext:value-type="string">
            <text:p>Tcon</text:p>
          </table:table-cell>
          <table:table-cell table:style-name="ce7" table:formula="of:=[.B13]*[.F5]*[.B15]/([.B12]*([.F3]+[.B5]))" office:value-type="float" office:value="0.00000375658529385851" calcext:value-type="float">
            <text:p>3.76E-0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delay</text:p>
          </table:table-cell>
          <table:table-cell table:formula="of:=0.0000005" office:value-type="float" office:value="0.0000005" calcext:value-type="float">
            <text:p>500.00E-0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Transformer PA3855.002</text:p>
          </table:table-cell>
          <table:table-cell table:number-columns-repeated="3"/>
          <table:table-cell office:value-type="string" calcext:value-type="string">
            <text:p>Fsw_max</text:p>
          </table:table-cell>
          <table:table-cell table:style-name="ce8" table:formula="of:=1/([.F7]+[.F8]+[.F9])" office:value-type="float" office:value="138135.136299219" calcext:value-type="float">
            <text:p>138.14E+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33" calcext:value-type="float">
            <text:p>5.33</text:p>
          </table:table-cell>
          <table:table-cell table:number-columns-repeated="2"/>
          <table:table-cell office:value-type="string" calcext:value-type="string">
            <text:p>Pout_max</text:p>
          </table:table-cell>
          <table:table-cell table:formula="of:=0.5*[.B15]*[.F5]^2*[.F11]" office:value-type="float" office:value="23.1222797437104" calcext:value-type="float">
            <text:p>23.1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out_max</text:p>
          </table:table-cell>
          <table:table-cell table:style-name="ce9" table:formula="of:=[.F12]/([.F3]+[.B5])" office:value-type="float" office:value="3.65218066023411" calcext:value-type="float">
            <text:p>3.65</text:p>
          </table:table-cell>
          <table:table-cell office:value-type="string" calcext:value-type="string">
            <text:p>3.2A measu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 min</text:p>
          </table:table-cell>
          <table:table-cell table:formula="of:=0.5*[.F5]*[.F7]/0.2" office:value-type="float" office:value="0.0000196928042931085" calcext:value-type="float">
            <text:p>19.69E-06</text:p>
          </table:table-cell>
          <table:table-cell office:value-type="string" calcext:value-type="string">
            <text:p>200mV max. 802.3a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_p</text:p>
          </table:table-cell>
          <table:table-cell table:style-name="ce2" office:value-type="float" office:value="0.000048" calcext:value-type="float">
            <text:p>48.0E-0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Vpp_out</text:p>
          </table:table-cell>
          <table:table-cell table:formula="of:=0.5*[.B12]*[.F5]*[.F8]/([.B13]*[.B26])" office:value-type="float" office:value="0.0562535887509613" calcext:value-type="float">
            <text:p>56.25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_lk</text:p>
          </table:table-cell>
          <table:table-cell table:style-name="ce2" office:value-type="float" office:value="0.00000067" calcext:value-type="float">
            <text:p>670.0E-09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Psn</text:p>
          </table:table-cell>
          <table:table-cell table:formula="of:=0.5*[.B16]*[.F5]^2*[.F11]" office:value-type="float" office:value="0.32274848808929" calcext:value-type="float">
            <text:p>322.75E-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sn max</text:p>
          </table:table-cell>
          <table:table-cell table:style-name="ce10" table:formula="of:=[.B7]-[.B2]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edback</text:p>
          </table:table-cell>
          <table:table-cell table:number-columns-repeated="3"/>
          <table:table-cell office:value-type="string" calcext:value-type="string">
            <text:p>Vsn</text:p>
          </table:table-cell>
          <table:table-cell table:formula="of:=SQRT([.F17]*[.B28])" office:value-type="float" office:value="82.5226823284607" calcext:value-type="float">
            <text:p>82.52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float" office:value="66500" calcext:value-type="float">
            <text:p>66.5E+03</text:p>
          </table:table-cell>
          <table:table-cell table:number-columns-repeated="2"/>
          <table:table-cell office:value-type="string" calcext:value-type="string">
            <text:p>Rsn_max</text:p>
          </table:table-cell>
          <table:table-cell table:formula="of:=[.B28]^2/[.F17]" office:value-type="float" office:value="1379433262.83477" calcext:value-type="float">
            <text:p>1.38E+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float" office:value="12400" calcext:value-type="float">
            <text:p>12.4E+03</text:p>
          </table:table-cell>
          <table:table-cell table:number-columns-repeated="2"/>
          <table:table-cell office:value-type="string" calcext:value-type="string">
            <text:p>dVsn</text:p>
          </table:table-cell>
          <table:table-cell table:formula="of:=[.F19]/([.B28]*[.B29]*[.F11])" office:value-type="float" office:value="0.943768472739967" calcext:value-type="float">
            <text:p>943.77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_limit</text:p>
          </table:table-cell>
          <table:table-cell table:style-name="ce2"/>
          <table:table-cell table:number-columns-repeated="2"/>
          <table:table-cell office:value-type="string" calcext:value-type="string">
            <text:p>d_Isn</text:p>
          </table:table-cell>
          <table:table-cell table:formula="of:=-([.F19]-[.B12]*([.F3]+[.B5]))/[.B16]" office:value-type="float" office:value="-72802954.4863881" calcext:value-type="float">
            <text:p>-72.80E+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41200" calcext:value-type="float">
            <text:p>41.2E+03</text:p>
          </table:table-cell>
          <table:table-cell table:number-columns-repeated="2"/>
          <table:table-cell office:value-type="string" calcext:value-type="string">
            <text:p>Isn_max</text:p>
          </table:table-cell>
          <table:table-cell table:style-name="Default" table:formula="of:=-[.F22]*[.B30]" office:value-type="float" office:value="2.91211817945552" calcext:value-type="float">
            <text:p>2.9121181794555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ipple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D pri</text:p>
          </table:table-cell>
          <table:table-cell table:style-name="ce11" table:formula="of:=[.F7]/([.F7]+[.F8]+[.F9])" office:value-type="percentage" office:value="0.412016010263603" calcext:value-type="percentage">
            <text:p>41.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t</text:p>
          </table:table-cell>
          <table:table-cell table:style-name="ce2" office:value-type="float" office:value="0.00047" calcext:value-type="float">
            <text:p>470.0E-06</text:p>
          </table:table-cell>
          <table:table-cell table:number-columns-repeated="2"/>
          <table:table-cell office:value-type="string" calcext:value-type="string">
            <text:p>Iprms</text:p>
          </table:table-cell>
          <table:table-cell table:formula="of:=[.F5]*SQRT([.F25]/3)" office:value-type="float" office:value="0.978710039441532" calcext:value-type="float">
            <text:p>978.71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nubber</text:p>
          </table:table-cell>
          <table:table-cell table:style-name="ce2"/>
          <table:table-cell table:number-columns-repeated="2"/>
          <table:table-cell office:value-type="string" calcext:value-type="string">
            <text:p>Pfet cond</text:p>
          </table:table-cell>
          <table:table-cell table:formula="of:=[.F26]^2*[.B8]" office:value-type="float" office:value="0.766298673042916" calcext:value-type="float">
            <text:p>766.30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n</text:p>
          </table:table-cell>
          <table:table-cell table:style-name="ce2" table:formula="of:=42200/2" office:value-type="float" office:value="21100" calcext:value-type="float">
            <text:p>21.1E+03</text:p>
          </table:table-cell>
          <table:table-cell table:number-columns-repeated="2"/>
          <table:table-cell office:value-type="string" calcext:value-type="string">
            <text:p>Pfet sw</text:p>
          </table:table-cell>
          <table:table-cell table:formula="of:=0.25*(0.00000001/1)*[.F11]*[.F5]*[.B8]*[.F26]" office:value-type="float" office:value="0.000714078280848517" calcext:value-type="float">
            <text:p>714.08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(derated)</text:p>
          </table:table-cell>
          <table:table-cell table:style-name="ce2" office:value-type="float" office:value="0.00000003" calcext:value-type="float">
            <text:p>30.0E-0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sec</text:p>
          </table:table-cell>
          <table:table-cell table:style-name="ce11" table:formula="of:=[.F8]/([.F7]+[.F8]+[.F9])" office:value-type="percentage" office:value="0.518916421586788" calcext:value-type="percentage">
            <text:p>51.89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_rise_I_out_meas</text:p>
          </table:table-cell>
          <table:table-cell table:style-name="ce3" office:value-type="float" office:value="0.00000004" calcext:value-type="float">
            <text:p>40.00E-09</text:p>
          </table:table-cell>
          <table:table-cell table:number-columns-repeated="2"/>
          <table:table-cell office:value-type="string" calcext:value-type="string">
            <text:p>Isec_rms</text:p>
          </table:table-cell>
          <table:table-cell table:formula="of:=[.F5]*[.B12]*SQRT(([.F29])/3)" office:value-type="float" office:value="5.85427222557361" calcext:value-type="float">
            <text:p>5.85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min</text:p>
          </table:table-cell>
          <table:table-cell table:formula="of:=1/([.B28]*[.F11]*0.05)" office:value-type="float" office:value="0.00000000686188412284" calcext:value-type="float">
            <text:p>6.8618841228418E-0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flected</text:p>
          </table:table-cell>
          <table:table-cell table:formula="of:=([.F3]+[.B5])*[.B12]" office:value-type="float" office:value="33.7447028225806" calcext:value-type="float">
            <text:p>33.74E+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v_diode_min</text:p>
          </table:table-cell>
          <table:table-cell table:formula="of:=([.F3]+[.B2]*[.B13]/[.B12])*1.4" office:value-type="float" office:value="22.8553816044302" calcext:value-type="float">
            <text:p>22.86E+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_diode_min</text:p>
          </table:table-cell>
          <table:table-cell table:formula="of:=1.3*[.F30]" office:value-type="float" office:value="7.61055389324569" calcext:value-type="float">
            <text:p>7.61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rms_meas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([.F5]^2*[.B12]^2*[.F8]*[.F11]/3)-([.F12]/([.F3]+[.B5]))^2)" office:value-type="float" office:value="4.57537754902636" calcext:value-type="float">
            <text:p>4.57537754902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_mea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[.F5]^2*[.B12]^2*[.F8]*[.F11]/3-3^2)" office:value-type="float" office:value="5.02717647304354" calcext:value-type="float">
            <text:p>5.02717647304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n_rms</text:p>
          </table:table-cell>
          <table:table-cell table:formula="of:=[.B37]/[.B36]/50" office:value-type="float" office:value="0.666666666666667" calcext:value-type="float">
            <text:p>0.666666666666667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5]^2*[.K2]/3-([.F12]/([.B3]*[.B12]))^2)" office:value-type="float" office:value="1.00921783219651" calcext:value-type="float">
            <text:p>1.009217832196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26]^2-([.F12]/[.B3])^2)" office:value-type="float" office:value="0.81355944895705" calcext:value-type="float">
            <text:p>0.81355944895705</text:p>
          </table:table-cell>
          <table:table-cell table:number-columns-repeated="5"/>
        </table:table-row>
        <calcext:conditional-formats>
          <calcext:conditional-format calcext:target-range-address="MP6004.F5:MP6004.F5">
            <calcext:condition calcext:apply-style-name="Bad" calcext:value="&gt;[.$F$2]" calcext:base-cell-address="MP6004.F5"/>
          </calcext:conditional-format>
          <calcext:conditional-format calcext:target-range-address="MP6004.F8:MP6004.F8">
            <calcext:condition calcext:apply-style-name="Bad" calcext:value="&lt;0.000003" calcext:base-cell-address="MP6004.F8"/>
          </calcext:conditional-format>
          <calcext:conditional-format calcext:target-range-address="MP6004.F11:MP6004.F11">
            <calcext:condition calcext:apply-style-name="Bad" calcext:value="&gt;200000" calcext:base-cell-address="MP6004.F11"/>
          </calcext:conditional-format>
          <calcext:conditional-format calcext:target-range-address="MP6004.F18:MP6004.F18">
            <calcext:condition calcext:apply-style-name="Bad" calcext:value="&gt;[.$F$18]" calcext:base-cell-address="MP6004.F18"/>
          </calcext:conditional-format>
        </calcext:conditional-formats>
      </table:table>
      <table:table table:name="Crystal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rystal load capaci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Trace capacit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MCU pin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ad capacitor</text:p>
          </table:table-cell>
          <table:table-cell table:formula="of:=2*([.B1]-[.B2]-[.B3])"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29" number:title="User-defined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28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27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26">
      <number:number number:decimal-places="1" number:min-decimal-places="1" number:min-integer-digits="1"/>
    </number:number-style>
    <number:currency-style style:name="N125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2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25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3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2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1P0"/>
    </number:currency-style>
    <number:number-style style:name="N119">
      <number:number number:decimal-places="12" number:min-decimal-places="12" number:min-integer-digits="1"/>
    </number:number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18"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18P0"/>
    </number:currency-style>
    <number:number-style style:name="N116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00-00-00</text:date>, <text:time style:data-style-name="N2" text:time-value="02:00:19.4486932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4:14:04.950781388</meta:creation-date>
    <meta:generator>LibreOffice/7.3.1.3$Linux_X86_64 LibreOffice_project/30$Build-3</meta:generator>
    <dc:date>2022-04-04T02:50:58.328334503</dc:date>
    <meta:editing-duration>PT53M23S</meta:editing-duration>
    <meta:editing-cycles>5</meta:editing-cycles>
    <meta:document-statistic meta:table-count="2" meta:cell-count="152" meta:object-count="0"/>
  </office:meta>
</office:document-meta>
</file>